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c0c0c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iempos" table:style-name="ta1">
        <table:shapes>
          <draw:frame draw:z-index="0" draw:style-name="gr1" svg:width="7.7724in" svg:height="4.3772in" svg:x="4.5421in" svg:y="0.0421in">
            <draw:object draw:notify-on-update-of-ranges="Tiempos.B1:Tiempos.B1 Tiempos.B2:Tiempos.B5 Tiempos.C1:Tiempos.C1 Tiempos.C2:Tiempos.C5 Tiempos.D1:Tiempos.D1 Tiempos.D2:Tiempos.D5 Tiempos.E1:Tiempos.E1 Tiempos.E2:Tiempos.E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7.7724in" svg:height="4.3772in" svg:x="4.5307in" svg:y="4.6016in">
            <draw:object draw:notify-on-update-of-ranges="Tiempos.B7:Tiempos.B7 Tiempos.B8:Tiempos.B11 Tiempos.C7:Tiempos.C7 Tiempos.C8:Tiempos.C11 Tiempos.D7:Tiempos.D7 Tiempos.D8:Tiempos.D11 Tiempos.E7:Tiempos.E7 Tiempos.E8:Tiempos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7.7724in" svg:height="4.3772in" svg:x="4.4445in" svg:y="9.285in">
            <draw:object draw:notify-on-update-of-ranges="Tiempos.B56:Tiempos.B56 Tiempos.B57:Tiempos.B60 Tiempos.C56:Tiempos.C56 Tiempos.C57:Tiempos.C60 Tiempos.D56:Tiempos.D56 Tiempos.D57:Tiempos.D60 Tiempos.E56:Tiempos.E56 Tiempos.E57:Tiempos.E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7.7724in" svg:height="4.3772in" svg:x="4.4445in" svg:y="13.674in">
            <draw:object draw:notify-on-update-of-ranges="Tiempos.B62:Tiempos.B62 Tiempos.B63:Tiempos.B66 Tiempos.C62:Tiempos.C62 Tiempos.C63:Tiempos.C66 Tiempos.D62:Tiempos.D62 Tiempos.D63:Tiempos.D66 Tiempos.E62:Tiempos.E62 Tiempos.E63:Tiempos.E6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Long lines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Random</text:p>
          </table:table-cell>
          <table:table-cell table:style-name="ce3" office:value-type="string">
            <text:p>Invertido</text:p>
          </table:table-cell>
          <table:table-cell table:style-name="ce5" office:value-type="string">
            <text:p>Ordenado</text:p>
          </table:table-cell>
        </table:table-row>
        <table:table-row table:style-name="ro1">
          <table:table-cell office:value-type="string">
            <text:p>Stoogesort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.0374">
            <text:p>0.0374</text:p>
          </table:table-cell>
          <table:table-cell table:style-name="ce4" office:value-type="float" office:value="0.0346">
            <text:p>0.0346</text:p>
          </table:table-cell>
          <table:table-cell table:style-name="ce4" office:value-type="float" office:value="0.0338">
            <text:p>0.0338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4" office:value-type="float" office:value="0.0888">
            <text:p>0.0888</text:p>
          </table:table-cell>
          <table:table-cell table:style-name="ce4" office:value-type="float" office:value="0.099">
            <text:p>0.099</text:p>
          </table:table-cell>
          <table:table-cell table:style-name="ce4" office:value-type="float" office:value="0.0936">
            <text:p>0.0936</text:p>
          </table:table-cell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style-name="ce4" office:value-type="float" office:value="0.4204">
            <text:p>0.4204</text:p>
          </table:table-cell>
          <table:table-cell table:style-name="ce4" office:value-type="float" office:value="0.4343">
            <text:p>0.4343</text:p>
          </table:table-cell>
          <table:table-cell table:style-name="ce4" office:value-type="float" office:value="0.4456">
            <text:p>0.4456</text:p>
          </table:table-cell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table:style-name="ce4" office:value-type="float" office:value="3.3582">
            <text:p>3.3582</text:p>
          </table:table-cell>
          <table:table-cell table:style-name="ce4" office:value-type="float" office:value="3.4427">
            <text:p>3.4427</text:p>
          </table:table-cell>
          <table:table-cell table:style-name="ce4" office:value-type="float" office:value="3.5586">
            <text:p>3.5586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Short lines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Random</text:p>
          </table:table-cell>
          <table:table-cell table:style-name="ce3" office:value-type="string">
            <text:p>Invertido</text:p>
          </table:table-cell>
          <table:table-cell table:style-name="ce5" office:value-type="string">
            <text:p>Ordenado</text:p>
          </table:table-cell>
        </table:table-row>
        <table:table-row table:style-name="ro1">
          <table:table-cell office:value-type="string">
            <text:p>Stoogesort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.0334">
            <text:p>0.0334</text:p>
          </table:table-cell>
          <table:table-cell table:style-name="ce4" office:value-type="float" office:value="0.033">
            <text:p>0.033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4" office:value-type="float" office:value="0.365">
            <text:p>0.365</text:p>
          </table:table-cell>
          <table:table-cell table:style-name="ce4" office:value-type="float" office:value="0.3698">
            <text:p>0.3698</text:p>
          </table:table-cell>
          <table:table-cell table:style-name="ce4" office:value-type="float" office:value="0.386">
            <text:p>0.386</text:p>
          </table:table-cell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style-name="ce4" office:value-type="float" office:value="2.986">
            <text:p>2.986</text:p>
          </table:table-cell>
          <table:table-cell table:style-name="ce4" office:value-type="float" office:value="3.0409">
            <text:p>3.0409</text:p>
          </table:table-cell>
          <table:table-cell table:style-name="ce4" office:value-type="float" office:value="3.0755">
            <text:p>3.0755</text:p>
          </table:table-cell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table:style-name="ce4" office:value-type="float" office:value="8.858">
            <text:p>8.858</text:p>
          </table:table-cell>
          <table:table-cell table:style-name="ce4" office:value-type="float" office:value="9.1926">
            <text:p>9.1926</text:p>
          </table:table-cell>
          <table:table-cell table:style-name="ce4" office:value-type="float" office:value="9.1832">
            <text:p>9.1832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1">
          <table:table-cell office:value-type="string">
            <text:p>Long lines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Random</text:p>
          </table:table-cell>
          <table:table-cell table:style-name="ce3" office:value-type="string">
            <text:p>Invertido</text:p>
          </table:table-cell>
          <table:table-cell table:style-name="ce5" office:value-type="string">
            <text:p>Ordenado</text:p>
          </table:table-cell>
        </table:table-row>
        <table:table-row table:style-name="ro1">
          <table:table-cell office:value-type="string">
            <text:p>Quicksort</text:p>
          </table:table-cell>
          <table:table-cell table:style-name="ce2" office:value-type="float" office:value="1">
            <text:p>1</text:p>
          </table:table-cell>
          <table:table-cell office:value-type="float" office:value="0.0334">
            <text:p>0.0334</text:p>
          </table:table-cell>
          <table:table-cell office:value-type="float" office:value="0.0346">
            <text:p>0.0346</text:p>
          </table:table-cell>
          <table:table-cell office:value-type="float" office:value="0.0338">
            <text:p>0.0338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office:value-type="float" office:value="0.0596">
            <text:p>0.0596</text:p>
          </table:table-cell>
          <table:table-cell office:value-type="float" office:value="0.0582">
            <text:p>0.0582</text:p>
          </table:table-cell>
          <table:table-cell office:value-type="float" office:value="0.0616">
            <text:p>0.0616</text:p>
          </table:table-cell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office:value-type="float" office:value="0.0852">
            <text:p>0.0852</text:p>
          </table:table-cell>
          <table:table-cell office:value-type="float" office:value="0.0899">
            <text:p>0.0899</text:p>
          </table:table-cell>
          <table:table-cell office:value-type="float" office:value="0.0852">
            <text:p>0.0852</text:p>
          </table:table-cell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office:value-type="float" office:value="0.135">
            <text:p>0.135</text:p>
          </table:table-cell>
          <table:table-cell office:value-type="float" office:value="0.1399">
            <text:p>0.1399</text:p>
          </table:table-cell>
          <table:table-cell office:value-type="float" office:value="0.1447">
            <text:p>0.1447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Short lines</text:p>
          </table:table-cell>
          <table:table-cell table:style-name="ce1" office:value-type="string">
            <text:p>Tamaño</text:p>
          </table:table-cell>
          <table:table-cell table:style-name="ce3" office:value-type="string">
            <text:p>Random</text:p>
          </table:table-cell>
          <table:table-cell table:style-name="ce3" office:value-type="string">
            <text:p>Invertido</text:p>
          </table:table-cell>
          <table:table-cell table:style-name="ce5" office:value-type="string">
            <text:p>Ordenado</text:p>
          </table:table-cell>
        </table:table-row>
        <table:table-row table:style-name="ro1">
          <table:table-cell office:value-type="string">
            <text:p>Quicksort</text:p>
          </table:table-cell>
          <table:table-cell table:style-name="ce2"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float" office:value="0.0338">
            <text:p>0.0338</text:p>
          </table:table-cell>
          <table:table-cell office:value-type="float" office:value="0.0338">
            <text:p>0.0338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office:value-type="float" office:value="0.0563">
            <text:p>0.0563</text:p>
          </table:table-cell>
          <table:table-cell office:value-type="float" office:value="0.063">
            <text:p>0.063</text:p>
          </table:table-cell>
          <table:table-cell office:value-type="float" office:value="0.0582">
            <text:p>0.0582</text:p>
          </table:table-cell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office:value-type="float" office:value="0.0908">
            <text:p>0.0908</text:p>
          </table:table-cell>
          <table:table-cell office:value-type="float" office:value="0.086">
            <text:p>0.086</text:p>
          </table:table-cell>
          <table:table-cell office:value-type="float" office:value="0.0928">
            <text:p>0.0928</text:p>
          </table:table-cell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office:value-type="float" office:value="0.145">
            <text:p>0.145</text:p>
          </table:table-cell>
          <table:table-cell office:value-type="float" office:value="0.1481">
            <text:p>0.1481</text:p>
          </table:table-cell>
          <table:table-cell office:value-type="float" office:value="0.1501">
            <text:p>0.1501</text:p>
          </table:table-cell>
        </table:table-row>
        <table:table-row table:style-name="ro2" table:number-rows-repeated="104850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Arana</meta:initial-creator>
    <meta:creation-date>2012-09-17T00:09:31</meta:creation-date>
    <meta:generator>LibreOffice/3.5$Linux_x86 LibreOffice_project/350m1$Build-2</meta:generator>
    <dc:date>2012-09-17T01:06:17</dc:date>
    <dc:creator>Andrés Arana</dc:creator>
    <meta:editing-duration>PT40M6S</meta:editing-duration>
    <meta:editing-cycles>6</meta:editing-cycles>
    <meta:document-statistic meta:table-count="1" meta:cell-count="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3cm" svg:height="11.119cm" xlink:href=".." xlink:type="simple" chart:class="chart:line" chart:style-name="ch1">
        <chart:title svg:x="8.716cm" svg:y="0.358cm" chart:style-name="ch2">
          <text:p>Stoogesort</text:p>
        </chart:title>
        <chart:subtitle svg:x="8.637cm" svg:y="1.359cm" chart:style-name="ch3">
          <text:p>Lineas cortas</text:p>
        </chart:subtitle>
        <chart:legend chart:legend-position="end" svg:x="16.917cm" svg:y="4.762cm" style:legend-expansion="high" chart:style-name="ch4"/>
        <chart:plot-area chart:style-name="ch5" table:cell-range-address="Tiempos.B7:Tiempos.E11" chart:data-source-has-labels="both" svg:x="1.405cm" svg:y="2.486cm" svg:width="14.724cm" svg:height="7.43cm">
          <chartooo:coordinate-region svg:x="2.026cm" svg:y="2.686cm" svg:width="13.916cm" svg:height="6.583cm"/>
          <chart:axis chart:dimension="x" chart:name="primary-x" chart:style-name="ch6" chartooo:axis-type="auto">
            <chartooo:date-scale/>
            <chart:title svg:x="7.77cm" svg:y="10.138cm" chart:style-name="ch7">
              <text:p>Tamaño (Kb)</text:p>
            </chart:title>
            <chart:categories table:cell-range-address="Tiempos.B8:Tiempos.B11"/>
            <chart:grid chart:style-name="ch8" chart:class="major"/>
          </chart:axis>
          <chart:axis chart:dimension="y" chart:name="primary-y" chart:style-name="ch6">
            <chart:title svg:x="0.451cm" svg:y="7.026cm" chart:style-name="ch9">
              <text:p>Tiempo (s)</text:p>
            </chart:title>
            <chart:grid chart:style-name="ch8" chart:class="major"/>
          </chart:axis>
          <chart:series chart:style-name="ch10" chart:values-cell-range-address="Tiempos.C8:Tiempos.C11" chart:label-cell-address="Tiempos.C7:Tiempos.C7" chart:class="chart:line">
            <chart:data-point chart:repeated="4"/>
          </chart:series>
          <chart:series chart:style-name="ch11" chart:values-cell-range-address="Tiempos.D8:Tiempos.D11" chart:label-cell-address="Tiempos.D7:Tiempos.D7" chart:class="chart:line">
            <chart:data-point chart:repeated="4"/>
          </chart:series>
          <chart:series chart:style-name="ch12" chart:values-cell-range-address="Tiempos.E8:Tiempos.E11" chart:label-cell-address="Tiempos.E7:Tiempos.E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Tiempos.C7:Tiempos.C7</svg:desc>
                </draw:g>
              </table:table-cell>
              <table:table-cell office:value-type="string">
                <text:p>Invertido</text:p>
                <draw:g>
                  <svg:desc>Tiempos.D7:Tiempos.D7</svg:desc>
                </draw:g>
              </table:table-cell>
              <table:table-cell office:value-type="string">
                <text:p>Ordenado</text:p>
                <draw:g>
                  <svg:desc>Tiempos.E7:Tiempos.E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empos.B8:Tiempos.B11</svg:desc>
                </draw:g>
              </table:table-cell>
              <table:table-cell office:value-type="float" office:value="0.033">
                <text:p>0.033</text:p>
                <draw:g>
                  <svg:desc>Tiempos.C8:Tiempos.C11</svg:desc>
                </draw:g>
              </table:table-cell>
              <table:table-cell office:value-type="float" office:value="0.0334">
                <text:p>0.0334</text:p>
                <draw:g>
                  <svg:desc>Tiempos.D8:Tiempos.D11</svg:desc>
                </draw:g>
              </table:table-cell>
              <table:table-cell office:value-type="float" office:value="0.033">
                <text:p>0.033</text:p>
                <draw:g>
                  <svg:desc>Tiempos.E8:Tiempos.E1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65">
                <text:p>0.365</text:p>
              </table:table-cell>
              <table:table-cell office:value-type="float" office:value="0.3698">
                <text:p>0.3698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986">
                <text:p>2.986</text:p>
              </table:table-cell>
              <table:table-cell office:value-type="float" office:value="3.0409">
                <text:p>3.0409</text:p>
              </table:table-cell>
              <table:table-cell office:value-type="float" office:value="3.0755">
                <text:p>3.07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858">
                <text:p>8.858</text:p>
              </table:table-cell>
              <table:table-cell office:value-type="float" office:value="9.1926">
                <text:p>9.1926</text:p>
              </table:table-cell>
              <table:table-cell office:value-type="float" office:value="9.1832">
                <text:p>9.1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43cm" svg:height="11.119cm" xlink:href=".." xlink:type="simple" chart:class="chart:line" chart:style-name="ch1">
        <chart:title svg:x="8.716cm" svg:y="0.358cm" chart:style-name="ch2">
          <text:p>Stoogesort</text:p>
        </chart:title>
        <chart:subtitle svg:x="8.65cm" svg:y="1.359cm" chart:style-name="ch3">
          <text:p>Lineas largas</text:p>
        </chart:subtitle>
        <chart:legend chart:legend-position="end" svg:x="16.917cm" svg:y="4.762cm" style:legend-expansion="high" chart:style-name="ch4"/>
        <chart:plot-area chart:style-name="ch5" table:cell-range-address="Tiempos.B1:Tiempos.E5" chart:data-source-has-labels="both" svg:x="1.405cm" svg:y="2.486cm" svg:width="14.724cm" svg:height="7.43cm">
          <chartooo:coordinate-region svg:x="2.132cm" svg:y="2.685cm" svg:width="13.81cm" svg:height="6.584cm"/>
          <chart:axis chart:dimension="x" chart:name="primary-x" chart:style-name="ch6" chartooo:axis-type="auto">
            <chartooo:date-scale/>
            <chart:title svg:x="7.77cm" svg:y="10.138cm" chart:style-name="ch7">
              <text:p>Tamaño (Kb)</text:p>
            </chart:title>
            <chart:categories table:cell-range-address="Tiempos.B2:Tiempos.B5"/>
            <chart:grid chart:style-name="ch8" chart:class="major"/>
          </chart:axis>
          <chart:axis chart:dimension="y" chart:name="primary-y" chart:style-name="ch9">
            <chart:title svg:x="0.451cm" svg:y="7.026cm" chart:style-name="ch10">
              <text:p>Tiempo (s)</text:p>
            </chart:title>
            <chart:grid chart:style-name="ch8" chart:class="major"/>
          </chart:axis>
          <chart:series chart:style-name="ch11" chart:values-cell-range-address="Tiempos.C2:Tiempos.C5" chart:label-cell-address="Tiempos.C1:Tiempos.C1" chart:class="chart:line">
            <chart:data-point chart:repeated="4"/>
          </chart:series>
          <chart:series chart:style-name="ch12" chart:values-cell-range-address="Tiempos.D2:Tiempos.D5" chart:label-cell-address="Tiempos.D1:Tiempos.D1" chart:class="chart:line">
            <chart:data-point chart:repeated="4"/>
          </chart:series>
          <chart:series chart:style-name="ch13" chart:values-cell-range-address="Tiempos.E2:Tiempos.E5" chart:label-cell-address="Tiempos.E1:Tiempos.E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Tiempos.C1:Tiempos.C1</svg:desc>
                </draw:g>
              </table:table-cell>
              <table:table-cell office:value-type="string">
                <text:p>Invertido</text:p>
                <draw:g>
                  <svg:desc>Tiempos.D1:Tiempos.D1</svg:desc>
                </draw:g>
              </table:table-cell>
              <table:table-cell office:value-type="string">
                <text:p>Ordenado</text:p>
                <draw:g>
                  <svg:desc>Tiempos.E1:Tiempos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empos.B2:Tiempos.B5</svg:desc>
                </draw:g>
              </table:table-cell>
              <table:table-cell office:value-type="float" office:value="0.0374">
                <text:p>0.0374</text:p>
                <draw:g>
                  <svg:desc>Tiempos.C2:Tiempos.C5</svg:desc>
                </draw:g>
              </table:table-cell>
              <table:table-cell office:value-type="float" office:value="0.0346">
                <text:p>0.0346</text:p>
                <draw:g>
                  <svg:desc>Tiempos.D2:Tiempos.D5</svg:desc>
                </draw:g>
              </table:table-cell>
              <table:table-cell office:value-type="float" office:value="0.0338">
                <text:p>0.0338</text:p>
                <draw:g>
                  <svg:desc>Tiempos.E2:Tiempos.E5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888">
                <text:p>0.0888</text:p>
              </table:table-cell>
              <table:table-cell office:value-type="float" office:value="0.099">
                <text:p>0.099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04">
                <text:p>0.4204</text:p>
              </table:table-cell>
              <table:table-cell office:value-type="float" office:value="0.4343">
                <text:p>0.4343</text:p>
              </table:table-cell>
              <table:table-cell office:value-type="float" office:value="0.4456">
                <text:p>0.445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3582">
                <text:p>3.3582</text:p>
              </table:table-cell>
              <table:table-cell office:value-type="float" office:value="3.4427">
                <text:p>3.4427</text:p>
              </table:table-cell>
              <table:table-cell office:value-type="float" office:value="3.5586">
                <text:p>3.5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3cm" svg:height="11.119cm" xlink:href=".." xlink:type="simple" chart:class="chart:line" chart:style-name="ch1">
        <chart:title svg:x="8.822cm" svg:y="0.358cm" chart:style-name="ch2">
          <text:p>Quicksort</text:p>
        </chart:title>
        <chart:subtitle svg:x="8.65cm" svg:y="1.359cm" chart:style-name="ch3">
          <text:p>Lineas largas</text:p>
        </chart:subtitle>
        <chart:legend chart:legend-position="end" svg:x="16.917cm" svg:y="4.762cm" style:legend-expansion="high" chart:style-name="ch4"/>
        <chart:plot-area chart:style-name="ch5" table:cell-range-address="Tiempos.B56:Tiempos.E60" chart:data-source-has-labels="both" svg:x="1.405cm" svg:y="2.486cm" svg:width="14.724cm" svg:height="7.43cm">
          <chartooo:coordinate-region svg:x="2.317cm" svg:y="2.685cm" svg:width="13.625cm" svg:height="6.584cm"/>
          <chart:axis chart:dimension="x" chart:name="primary-x" chart:style-name="ch6" chartooo:axis-type="auto">
            <chartooo:date-scale/>
            <chart:title svg:x="7.77cm" svg:y="10.138cm" chart:style-name="ch7">
              <text:p>Tamaño (Kb)</text:p>
            </chart:title>
            <chart:categories table:cell-range-address="Tiempos.B57:Tiempos.B60"/>
            <chart:grid chart:style-name="ch8" chart:class="major"/>
          </chart:axis>
          <chart:axis chart:dimension="y" chart:name="primary-y" chart:style-name="ch6">
            <chart:title svg:x="0.451cm" svg:y="7.026cm" chart:style-name="ch9">
              <text:p>Tiempo (s)</text:p>
            </chart:title>
            <chart:grid chart:style-name="ch8" chart:class="major"/>
          </chart:axis>
          <chart:series chart:style-name="ch10" chart:values-cell-range-address="Tiempos.C57:Tiempos.C60" chart:label-cell-address="Tiempos.C56:Tiempos.C56" chart:class="chart:line">
            <chart:data-point chart:repeated="4"/>
          </chart:series>
          <chart:series chart:style-name="ch11" chart:values-cell-range-address="Tiempos.D57:Tiempos.D60" chart:label-cell-address="Tiempos.D56:Tiempos.D56" chart:class="chart:line">
            <chart:data-point chart:repeated="4"/>
          </chart:series>
          <chart:series chart:style-name="ch12" chart:values-cell-range-address="Tiempos.E57:Tiempos.E60" chart:label-cell-address="Tiempos.E56:Tiempos.E5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Tiempos.C56:Tiempos.C56</svg:desc>
                </draw:g>
              </table:table-cell>
              <table:table-cell office:value-type="string">
                <text:p>Invertido</text:p>
                <draw:g>
                  <svg:desc>Tiempos.D56:Tiempos.D56</svg:desc>
                </draw:g>
              </table:table-cell>
              <table:table-cell office:value-type="string">
                <text:p>Ordenado</text:p>
                <draw:g>
                  <svg:desc>Tiempos.E56:Tiempos.E5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empos.B57:Tiempos.B60</svg:desc>
                </draw:g>
              </table:table-cell>
              <table:table-cell office:value-type="float" office:value="0.0334">
                <text:p>0.0334</text:p>
                <draw:g>
                  <svg:desc>Tiempos.C57:Tiempos.C60</svg:desc>
                </draw:g>
              </table:table-cell>
              <table:table-cell office:value-type="float" office:value="0.0346">
                <text:p>0.0346</text:p>
                <draw:g>
                  <svg:desc>Tiempos.D57:Tiempos.D60</svg:desc>
                </draw:g>
              </table:table-cell>
              <table:table-cell office:value-type="float" office:value="0.0338">
                <text:p>0.0338</text:p>
                <draw:g>
                  <svg:desc>Tiempos.E57:Tiempos.E6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96">
                <text:p>0.0596</text:p>
              </table:table-cell>
              <table:table-cell office:value-type="float" office:value="0.0582">
                <text:p>0.0582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52">
                <text:p>0.0852</text:p>
              </table:table-cell>
              <table:table-cell office:value-type="float" office:value="0.0899">
                <text:p>0.0899</text:p>
              </table:table-cell>
              <table:table-cell office:value-type="float" office:value="0.0852">
                <text:p>0.085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5">
                <text:p>0.135</text:p>
              </table:table-cell>
              <table:table-cell office:value-type="float" office:value="0.1399">
                <text:p>0.1399</text:p>
              </table:table-cell>
              <table:table-cell office:value-type="float" office:value="0.1447">
                <text:p>0.1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3cm" svg:height="11.119cm" xlink:href=".." xlink:type="simple" chart:class="chart:line" chart:style-name="ch1">
        <chart:title svg:x="8.822cm" svg:y="0.358cm" chart:style-name="ch2">
          <text:p>Quicksort</text:p>
        </chart:title>
        <chart:subtitle svg:x="8.637cm" svg:y="1.359cm" chart:style-name="ch3">
          <text:p>Lineas cortas</text:p>
        </chart:subtitle>
        <chart:legend chart:legend-position="end" svg:x="16.917cm" svg:y="4.762cm" style:legend-expansion="high" chart:style-name="ch4"/>
        <chart:plot-area chart:style-name="ch5" table:cell-range-address="Tiempos.B62:Tiempos.E66" chart:data-source-has-labels="both" svg:x="1.405cm" svg:y="2.486cm" svg:width="14.724cm" svg:height="7.43cm">
          <chartooo:coordinate-region svg:x="2.317cm" svg:y="2.685cm" svg:width="13.625cm" svg:height="6.584cm"/>
          <chart:axis chart:dimension="x" chart:name="primary-x" chart:style-name="ch6" chartooo:axis-type="auto">
            <chartooo:date-scale/>
            <chart:title svg:x="7.77cm" svg:y="10.138cm" chart:style-name="ch7">
              <text:p>Tamaño (Kb)</text:p>
            </chart:title>
            <chart:categories table:cell-range-address="Tiempos.B63:Tiempos.B66"/>
            <chart:grid chart:style-name="ch8" chart:class="major"/>
          </chart:axis>
          <chart:axis chart:dimension="y" chart:name="primary-y" chart:style-name="ch6">
            <chart:title svg:x="0.451cm" svg:y="7.026cm" chart:style-name="ch9">
              <text:p>Tiempo (s)</text:p>
            </chart:title>
            <chart:grid chart:style-name="ch8" chart:class="major"/>
          </chart:axis>
          <chart:series chart:style-name="ch10" chart:values-cell-range-address="Tiempos.C63:Tiempos.C66" chart:label-cell-address="Tiempos.C62:Tiempos.C62" chart:class="chart:line">
            <chart:data-point chart:repeated="4"/>
          </chart:series>
          <chart:series chart:style-name="ch11" chart:values-cell-range-address="Tiempos.D63:Tiempos.D66" chart:label-cell-address="Tiempos.D62:Tiempos.D62" chart:class="chart:line">
            <chart:data-point chart:repeated="4"/>
          </chart:series>
          <chart:series chart:style-name="ch12" chart:values-cell-range-address="Tiempos.E63:Tiempos.E66" chart:label-cell-address="Tiempos.E62:Tiempos.E6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Tiempos.C62:Tiempos.C62</svg:desc>
                </draw:g>
              </table:table-cell>
              <table:table-cell office:value-type="string">
                <text:p>Invertido</text:p>
                <draw:g>
                  <svg:desc>Tiempos.D62:Tiempos.D62</svg:desc>
                </draw:g>
              </table:table-cell>
              <table:table-cell office:value-type="string">
                <text:p>Ordenado</text:p>
                <draw:g>
                  <svg:desc>Tiempos.E62:Tiempos.E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empos.B63:Tiempos.B66</svg:desc>
                </draw:g>
              </table:table-cell>
              <table:table-cell office:value-type="float" office:value="0.033">
                <text:p>0.033</text:p>
                <draw:g>
                  <svg:desc>Tiempos.C63:Tiempos.C66</svg:desc>
                </draw:g>
              </table:table-cell>
              <table:table-cell office:value-type="float" office:value="0.0338">
                <text:p>0.0338</text:p>
                <draw:g>
                  <svg:desc>Tiempos.D63:Tiempos.D66</svg:desc>
                </draw:g>
              </table:table-cell>
              <table:table-cell office:value-type="float" office:value="0.0338">
                <text:p>0.0338</text:p>
                <draw:g>
                  <svg:desc>Tiempos.E63:Tiempos.E66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63">
                <text:p>0.0563</text:p>
              </table:table-cell>
              <table:table-cell office:value-type="float" office:value="0.063">
                <text:p>0.063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08">
                <text:p>0.0908</text:p>
              </table:table-cell>
              <table:table-cell office:value-type="float" office:value="0.086">
                <text:p>0.086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0.1481">
                <text:p>0.1481</text:p>
              </table:table-cell>
              <table:table-cell office:value-type="float" office:value="0.1501">
                <text:p>0.15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